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103cm" fo:margin-left="-0.191cm" fo:margin-top="0cm" fo:margin-bottom="0cm" table:align="left" style:writing-mode="lr-tb"/>
    </style:style>
    <style:style style:name="Table1.A" style:family="table-column">
      <style:table-column-properties style:column-width="16.103cm"/>
    </style:style>
    <style:style style:name="Table1.1" style:family="table-row">
      <style:table-row-properties style:min-row-height="0.459cm" style:keep-together="true" fo:keep-together="auto"/>
    </style:style>
    <style:style style:name="Table1.A1" style:family="table-cell">
      <style:table-cell-properties style:vertical-align="" fo:background-color="#e6e6e6" fo:padding-left="0.191cm" fo:padding-right="0.191cm" fo:padding-top="0cm" fo:padding-bottom="0cm" fo:border="none">
        <style:background-image/>
      </style:table-cell-properties>
    </style:style>
    <style:style style:name="Table2" style:family="table">
      <style:table-properties style:width="16.256cm" fo:margin-left="-0.199cm" fo:margin-top="0cm" fo:margin-bottom="0cm" table:align="left"/>
    </style:style>
    <style:style style:name="Table2.A" style:family="table-column">
      <style:table-column-properties style:column-width="6.541cm"/>
    </style:style>
    <style:style style:name="Table2.B" style:family="table-column">
      <style:table-column-properties style:column-width="5.556cm"/>
    </style:style>
    <style:style style:name="Table2.C" style:family="table-column">
      <style:table-column-properties style:column-width="4.159cm"/>
    </style:style>
    <style:style style:name="Table2.1" style:family="table-row">
      <style:table-row-properties style:min-row-height="0.953cm" style:keep-together="true" fo:keep-together="auto"/>
    </style:style>
    <style:style style:name="Table2.A1" style:family="table-cell">
      <style:table-cell-properties style:vertical-align="" fo:padding-left="0.199cm" fo:padding-right="0.191cm" fo:padding-top="0cm" fo:padding-bottom="0cm" fo:border="0.018cm solid #bfbfbf"/>
    </style:style>
    <style:style style:name="Table2.2" style:family="table-row">
      <style:table-row-properties style:keep-together="true" fo:keep-together="auto"/>
    </style:style>
    <style:style style:name="Table3" style:family="table">
      <style:table-properties style:width="16.177cm" fo:margin-left="-0.171cm" fo:margin-top="0cm" fo:margin-bottom="0cm" table:align="left"/>
    </style:style>
    <style:style style:name="Table3.A" style:family="table-column">
      <style:table-column-properties style:column-width="6.343cm"/>
    </style:style>
    <style:style style:name="Table3.B" style:family="table-column">
      <style:table-column-properties style:column-width="5.233cm"/>
    </style:style>
    <style:style style:name="Table3.C" style:family="table-column">
      <style:table-column-properties style:column-width="4.6cm"/>
    </style:style>
    <style:style style:name="Table3.1" style:family="table-row">
      <style:table-row-properties style:min-row-height="0.564cm" style:keep-together="true" fo:keep-together="auto"/>
    </style:style>
    <style:style style:name="Table3.A1" style:family="table-cell">
      <style:table-cell-properties style:vertical-align="" fo:padding-left="0.203cm" fo:padding-right="0.191cm" fo:padding-top="0cm" fo:padding-bottom="0cm" fo:border="0.018cm solid #000001"/>
    </style:style>
    <style:style style:name="Table3.2" style:family="table-row">
      <style:table-row-properties style:min-row-height="0.706cm" style:keep-together="true" fo:keep-together="auto"/>
    </style:style>
    <style:style style:name="Table3.3" style:family="table-row">
      <style:table-row-properties style:min-row-height="0.741cm" style:keep-together="true" fo:keep-together="auto"/>
    </style:style>
    <style:style style:name="Table3.4" style:family="table-row">
      <style:table-row-properties style:min-row-height="0.847cm" style:keep-together="true" fo:keep-together="auto"/>
    </style:style>
    <style:style style:name="Table3.5" style:family="table-row">
      <style:table-row-properties style:min-row-height="1.058cm" style:keep-together="true" fo:keep-together="auto"/>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style:text-properties style:text-position="0% 100%"/>
    </style:style>
    <style:style style:name="P3" style:family="paragraph" style:parent-style-name="Standard">
      <style:paragraph-properties loext:contextual-spacing="false" fo:margin-top="0cm" fo:margin-bottom="0cm"/>
      <style:text-properties style:text-position="0% 100%" style:font-name="Arial" fo:font-size="11pt" style:font-name-asian="Arial2" style:font-size-asian="11pt" style:font-name-complex="Arial2" style:font-size-complex="11pt"/>
    </style:style>
    <style:style style:name="P4" style:family="paragraph" style:parent-style-name="Standard">
      <style:paragraph-properties loext:contextual-spacing="false" fo:margin-top="0cm" fo:margin-bottom="0cm" fo:text-align="justify" style:justify-single-word="false"/>
      <style:text-properties style:text-position="0% 100%" style:font-name="Arial" fo:font-size="11pt" style:font-name-asian="Arial2" style:font-size-asian="11pt" style:font-name-complex="Arial2" style:font-size-complex="11pt"/>
    </style:style>
    <style:style style:name="P5" style:family="paragraph" style:parent-style-name="Standard">
      <style:paragraph-properties loext:contextual-spacing="false" fo:margin-top="0cm" fo:margin-bottom="0cm"/>
      <style:text-properties style:text-position="0% 100%" style:font-name="Arial" fo:font-size="11pt" fo:font-weight="normal" style:font-name-asian="Arial2" style:font-size-asian="11pt" style:font-weight-asian="normal" style:font-name-complex="Arial2" style:font-size-complex="11pt"/>
    </style:style>
    <style:style style:name="P6" style:family="paragraph" style:parent-style-name="Standard">
      <style:paragraph-properties loext:contextual-spacing="false" fo:margin-top="0cm" fo:margin-bottom="0cm"/>
      <style:text-properties style:text-position="0% 100%" style:font-name="Arial" fo:font-size="11pt" fo:font-weight="bold" style:font-name-asian="Arial2" style:font-size-asian="11pt" style:font-weight-asian="bold" style:font-name-complex="Arial2" style:font-size-complex="11pt"/>
    </style:style>
    <style:style style:name="P7" style:family="paragraph" style:parent-style-name="Standard">
      <style:paragraph-properties loext:contextual-spacing="false" fo:margin-top="0cm" fo:margin-bottom="0cm"/>
      <style:text-properties fo:color="#000000" style:text-position="0% 100%" style:font-name="Arial" fo:font-size="11pt" style:font-name-asian="Arial2" style:font-size-asian="11pt" style:font-name-complex="Arial2" style:font-size-complex="11pt"/>
    </style:style>
    <style:style style:name="P8" style:family="paragraph" style:parent-style-name="Standard">
      <style:paragraph-properties loext:contextual-spacing="false" fo:margin-top="0cm" fo:margin-bottom="0cm">
        <style:tab-stops>
          <style:tab-stop style:position="1.27cm"/>
          <style:tab-stop style:position="2.54cm"/>
          <style:tab-stop style:position="3.81cm"/>
          <style:tab-stop style:position="5.08cm"/>
          <style:tab-stop style:position="6.35cm"/>
          <style:tab-stop style:position="7.62cm"/>
          <style:tab-stop style:position="8.89cm"/>
          <style:tab-stop style:position="10.548cm"/>
        </style:tab-stops>
      </style:paragraph-properties>
    </style:style>
    <style:style style:name="P9" style:family="paragraph" style:parent-style-name="Heading_20_2">
      <style:paragraph-properties loext:contextual-spacing="false" fo:margin-top="0cm" fo:margin-bottom="0cm"/>
      <style:text-properties style:text-position="0% 100%" style:font-name="Arial" fo:font-weight="bold" style:font-name-asian="Arial2" style:font-weight-asian="bold" style:font-name-complex="Arial2"/>
    </style:style>
    <style:style style:name="P10" style:family="paragraph" style:parent-style-name="Heading_20_2">
      <style:paragraph-properties loext:contextual-spacing="false" fo:margin-top="0cm" fo:margin-bottom="0cm" fo:text-align="start" style:justify-single-word="false"/>
      <style:text-properties style:text-position="0% 100%" style:font-name="Arial" fo:font-weight="bold" style:font-name-asian="Arial2" style:font-weight-asian="bold" style:font-name-complex="Arial2"/>
    </style:style>
    <style:style style:name="P11" style:family="paragraph" style:parent-style-name="Heading_20_2">
      <style:paragraph-properties loext:contextual-spacing="false" fo:margin-top="0cm" fo:margin-bottom="0cm" fo:text-align="start" style:justify-single-word="false" fo:padding-left="0.141cm" fo:padding-right="0.106cm" fo:padding-top="0.035cm" fo:padding-bottom="0.035cm" fo:border="0.018cm solid #000001"/>
      <style:text-properties style:text-position="0% 100%" style:font-name="Arial" fo:font-weight="bold" style:font-name-asian="Arial2" style:font-weight-asian="bold" style:font-name-complex="Arial2"/>
    </style:style>
    <style:style style:name="P12" style:family="paragraph" style:parent-style-name="Title">
      <style:paragraph-properties loext:contextual-spacing="false" fo:margin-top="0cm" fo:margin-bottom="0cm" fo:line-height="150%">
        <style:tab-stops>
          <style:tab-stop style:position="9.843cm"/>
        </style:tab-stops>
      </style:paragraph-properties>
      <style:text-properties style:text-position="0% 100%" style:font-name="Arial" fo:font-size="11pt" fo:font-weight="normal" style:font-name-asian="Arial2" style:font-size-asian="11pt" style:font-weight-asian="normal" style:font-name-complex="Arial2" style:font-size-complex="11pt"/>
    </style:style>
    <style:style style:name="P13" style:family="paragraph" style:parent-style-name="Heading_20_1">
      <style:paragraph-properties loext:contextual-spacing="false" fo:margin-top="0cm" fo:margin-bottom="0cm" fo:background-color="#cccccc" fo:padding-left="0.106cm" fo:padding-right="0.141cm" fo:padding-top="0cm" fo:padding-bottom="0.035cm" fo:border="0.018cm solid #000001">
        <style:tab-stops>
          <style:tab-stop style:position="5.212cm"/>
        </style:tab-stops>
        <style:background-image/>
      </style:paragraph-properties>
      <style:text-properties style:text-position="0% 100%" style:font-name="Arial" fo:font-size="11pt" style:text-underline-style="none" fo:font-weight="bold" style:font-name-asian="Arial2" style:font-size-asian="11pt" style:font-weight-asian="bold" style:font-name-complex="Arial2" style:font-size-complex="11pt"/>
    </style:style>
    <style:style style:name="P14" style:family="paragraph" style:parent-style-name="Heading_20_1">
      <style:paragraph-properties loext:contextual-spacing="false" fo:margin-top="0cm" fo:margin-bottom="0cm" fo:background-color="#cccccc" fo:padding-left="0.141cm" fo:padding-right="0.141cm" fo:padding-top="0.035cm" fo:padding-bottom="0.035cm" fo:border="0.018cm solid #000001">
        <style:background-image/>
      </style:paragraph-properties>
      <style:text-properties style:text-position="0% 100%" style:font-name="Arial" fo:font-size="11pt" style:text-underline-style="none" fo:font-weight="bold" style:font-name-asian="Arial2" style:font-size-asian="11pt" style:font-weight-asian="bold" style:font-name-complex="Arial2" style:font-size-complex="11pt"/>
    </style:style>
    <style:style style:name="P15" style:family="paragraph" style:parent-style-name="Heading_20_3">
      <style:paragraph-properties loext:contextual-spacing="false" fo:margin-top="0cm" fo:margin-bottom="0cm" fo:text-align="start" style:justify-single-word="false" fo:background-color="#cccccc" fo:padding-left="0.212cm" fo:padding-right="0.141cm" fo:padding-top="0.035cm" fo:padding-bottom="0.035cm" fo:border="0.018cm solid #000001">
        <style:background-image/>
      </style:paragraph-properties>
      <style:text-properties style:text-position="0% 100%" style:font-name="Arial" style:text-underline-style="none" fo:font-weight="bold" style:font-name-asian="Arial2" style:font-weight-asian="bold" style:font-name-complex="Arial2"/>
    </style:style>
    <style:style style:name="P16" style:family="paragraph" style:parent-style-name="Standard">
      <style:paragraph-properties loext:contextual-spacing="false" fo:margin-left="1.27cm" fo:margin-right="0cm" fo:margin-top="0cm" fo:margin-bottom="0cm" fo:text-indent="0cm" style:auto-text-indent="false"/>
    </style:style>
    <style:style style:name="P17" style:family="paragraph" style:parent-style-name="Standard">
      <style:paragraph-properties loext:contextual-spacing="false" fo:margin-left="1.27cm" fo:margin-right="0cm" fo:margin-top="0cm" fo:margin-bottom="0cm" fo:text-indent="0cm" style:auto-text-indent="false"/>
      <style:text-properties style:text-position="0% 100%" style:font-name="Arial" fo:font-size="11pt" style:font-name-asian="Arial2" style:font-size-asian="11pt" style:font-name-complex="Arial2" style:font-size-complex="11pt"/>
    </style:style>
    <style:style style:name="P18" style:family="paragraph" style:parent-style-name="Standard">
      <style:paragraph-properties loext:contextual-spacing="false" fo:margin-left="1.27cm" fo:margin-right="0cm" fo:margin-top="0cm" fo:margin-bottom="0cm" fo:text-indent="0cm" style:auto-text-indent="false"/>
      <style:text-properties style:text-position="0% 100%" style:font-name="Arial" fo:font-size="11pt" fo:font-weight="normal" style:font-name-asian="Arial2" style:font-size-asian="11pt" style:font-weight-asian="normal" style:font-name-complex="Arial2" style:font-size-complex="11pt"/>
    </style:style>
    <style:style style:name="P19" style:family="paragraph" style:parent-style-name="Standard">
      <style:paragraph-properties loext:contextual-spacing="false" fo:margin-left="1.27cm" fo:margin-right="0cm" fo:margin-top="0cm" fo:margin-bottom="0cm" fo:text-indent="0cm" style:auto-text-indent="false"/>
      <style:text-properties style:text-position="0% 100%" fo:font-size="12pt" style:font-size-asian="12pt" style:font-size-complex="12pt"/>
    </style:style>
    <style:style style:name="P20" style:family="paragraph" style:parent-style-name="Standard">
      <style:paragraph-properties loext:contextual-spacing="false" fo:margin-left="1.27cm" fo:margin-right="0cm" fo:margin-top="0cm" fo:margin-bottom="0cm" fo:text-indent="0cm" style:auto-text-indent="false"/>
      <style:text-properties style:text-position="0% 100%" fo:font-size="12pt" fo:font-weight="bold" style:font-size-asian="12pt" style:font-weight-asian="bold" style:font-size-complex="12pt"/>
    </style:style>
    <style:style style:name="P21" style:family="paragraph" style:parent-style-name="Standard">
      <style:paragraph-properties loext:contextual-spacing="false" fo:margin-left="0cm" fo:margin-right="0cm" fo:margin-top="0cm" fo:margin-bottom="0cm" fo:text-indent="0cm" style:auto-text-indent="false"/>
      <style:text-properties fo:color="#000000" style:text-position="0% 100%" style:font-name="Arial" fo:font-size="11pt" style:font-name-asian="Arial2" style:font-size-asian="11pt" style:font-name-complex="Arial2" style:font-size-complex="11pt"/>
    </style:style>
    <style:style style:name="P22"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style>
    <style:style style:name="P23"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4"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fo:font-variant="normal" fo:text-transform="none" fo:color="#000000" style:text-line-through-styl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25"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Arial" fo:font-size="11pt" style:font-name-asian="Arial2" style:font-size-asian="11pt" style:font-name-complex="Arial2" style:font-size-complex="11pt"/>
    </style:style>
    <style:style style:name="P26" style:family="paragraph" style:parent-style-name="Standard">
      <style:paragraph-properties loext:contextual-spacing="false" fo:margin-left="0cm" fo:margin-right="0cm" fo:margin-top="0cm" fo:margin-bottom="0cm" fo:text-indent="1.27cm" style:auto-text-indent="false"/>
      <style:text-properties fo:color="#000000" style:text-position="0% 100%" style:font-name="Arial" fo:font-size="11pt" style:font-name-asian="Arial2" style:font-size-asian="11pt" style:font-name-complex="Arial2" style:font-size-complex="11pt"/>
    </style:style>
    <style:style style:name="P27" style:family="paragraph" style:parent-style-name="Standard">
      <style:paragraph-properties loext:contextual-spacing="false" fo:margin-left="0cm" fo:margin-right="0cm" fo:margin-top="0cm" fo:margin-bottom="0.071cm" fo:line-height="100%" fo:text-align="justify" style:justify-single-word="false" fo:text-indent="1.27cm" style:auto-text-indent="false"/>
    </style:style>
    <style:style style:name="P28" style:family="paragraph" style:parent-style-name="Standard">
      <style:paragraph-properties loext:contextual-spacing="false" fo:margin-left="3.81cm" fo:margin-right="0cm" fo:margin-top="0cm" fo:margin-bottom="0cm" fo:text-align="justify" style:justify-single-word="false" fo:text-indent="-3.81cm" style:auto-text-indent="false"/>
      <style:text-properties style:text-position="0% 100%" style:font-name="Arial" fo:font-size="11pt" fo:font-weight="normal" style:font-name-asian="Arial2" style:font-size-asian="11pt" style:font-weight-asian="normal" style:font-name-complex="Arial2" style:font-size-complex="11pt"/>
    </style:style>
    <style:style style:name="P29" style:family="paragraph" style:parent-style-name="Standard">
      <style:paragraph-properties loext:contextual-spacing="false" fo:margin-top="0cm" fo:margin-bottom="0.071cm" fo:line-height="100%" fo:text-align="justify" style:justify-single-word="false"/>
    </style:style>
    <style:style style:name="P30" style:family="paragraph" style:parent-style-name="Standard">
      <style:paragraph-properties loext:contextual-spacing="false" fo:margin-top="0cm" fo:margin-bottom="0.071cm" fo:line-height="100%" fo:text-align="justify" style:justify-single-word="false"/>
      <style:text-properties fo:color="#000000" style:text-position="0% 100%" style:font-name="Arial" fo:font-size="11pt" style:text-underline-style="solid" style:text-underline-width="auto" style:text-underline-color="font-color" fo:font-weight="bold" style:font-name-asian="Arial2" style:font-size-asian="11pt" style:font-weight-asian="bold" style:font-name-complex="Arial2" style:font-size-complex="11pt"/>
    </style:style>
    <style:style style:name="P31" style:family="paragraph" style:parent-style-name="Standard" style:list-style-name="L1">
      <style:text-properties style:font-name="Arial1" fo:font-size="11pt" style:font-size-asian="11pt" style:font-size-complex="11pt"/>
    </style:style>
    <style:style style:name="P32" style:family="paragraph" style:parent-style-name="Standard" style:list-style-name="L1">
      <style:text-properties style:font-name="Arial1" fo:font-size="11pt" style:font-name-asian="Arial2" style:font-size-asian="11pt" style:font-name-complex="Arial2" style:font-size-complex="11pt"/>
    </style:style>
    <style:style style:name="P33" style:family="paragraph" style:parent-style-name="Standard" style:list-style-name="WWNum1">
      <style:paragraph-properties loext:contextual-spacing="false" fo:margin-left="1.27cm" fo:margin-right="0.191cm" fo:margin-top="0cm" fo:margin-bottom="0cm" fo:line-height="100%" fo:text-align="start" style:justify-single-word="false" fo:keep-together="auto" fo:orphans="2" fo:widows="2" fo:text-indent="-0.635cm" style:auto-text-indent="false" fo:padding="0cm" fo:border="none" fo:keep-with-next="always"/>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4" style:family="paragraph" style:parent-style-name="Standard" style:list-style-name="WWNum1">
      <style:paragraph-properties loext:contextual-spacing="false" fo:margin-left="1.27cm" fo:margin-right="0.191cm" fo:margin-top="0cm" fo:margin-bottom="0cm" fo:line-height="100%" fo:text-align="start" style:justify-single-word="false" fo:keep-together="auto" fo:orphans="2" fo:widows="2" fo:text-indent="-0.635cm" style:auto-text-indent="false" fo:padding="0cm" fo:border="none" fo:keep-with-next="always"/>
      <style:text-properties style:font-name="Arial" fo:font-size="11pt" style:font-name-asian="Arial2" style:font-size-asian="11pt" style:font-name-complex="Arial2" style:font-size-complex="11pt"/>
    </style:style>
    <style:style style:name="P35" style:family="paragraph" style:parent-style-name="Standard" style:list-style-name="WWNum6">
      <style:paragraph-properties loext:contextual-spacing="false" fo:margin-left="1.27cm" fo:margin-right="0cm" fo:margin-top="0cm" fo:margin-bottom="0cm" fo:text-indent="-0.635cm" style:auto-text-indent="false"/>
      <style:text-properties style:text-position="0% 100%" style:font-name="Arial" fo:font-size="11pt" fo:font-style="italic" fo:font-weight="bold" style:font-name-asian="Arial2" style:font-size-asian="11pt" style:font-style-asian="italic" style:font-weight-asian="bold" style:font-name-complex="Arial2" style:font-size-complex="11pt"/>
    </style:style>
    <style:style style:name="P36" style:family="paragraph" style:parent-style-name="Standard" style:list-style-name="L2">
      <style:paragraph-properties loext:contextual-spacing="false" fo:margin-left="1.27cm" fo:margin-right="0cm" fo:margin-top="0cm" fo:margin-bottom="0cm" fo:text-indent="-0.635cm" style:auto-text-indent="false"/>
      <style:text-properties style:text-position="0% 100%" style:font-name="Arial" fo:font-size="11pt" style:font-name-asian="Arial2" style:font-size-asian="11pt" style:font-name-complex="Arial2" style:font-size-complex="11pt"/>
    </style:style>
    <style:style style:name="P37" style:family="paragraph" style:parent-style-name="Standard" style:list-style-name="WWNum2">
      <style:paragraph-properties loext:contextual-spacing="false" fo:margin-left="1.27cm" fo:margin-right="0cm" fo:margin-top="0cm" fo:margin-bottom="0cm" fo:text-indent="-0.635cm" style:auto-text-indent="false"/>
      <style:text-properties style:text-position="0% 100%" style:font-name="Arial" fo:font-size="11pt" style:font-name-asian="Arial2" style:font-size-asian="11pt" style:font-name-complex="Arial2" style:font-size-complex="11pt"/>
    </style:style>
    <style:style style:name="P38" style:family="paragraph" style:parent-style-name="Standard" style:list-style-name="WWNum6">
      <style:paragraph-properties loext:contextual-spacing="false" fo:margin-left="1.27cm" fo:margin-right="0cm" fo:margin-top="0cm" fo:margin-bottom="0cm" fo:text-indent="-0.635cm" style:auto-text-indent="false"/>
      <style:text-properties style:text-position="0% 100%" style:font-name="Arial" fo:font-size="11pt" fo:font-weight="bold" style:font-name-asian="Arial2" style:font-size-asian="11pt" style:font-weight-asian="bold" style:font-name-complex="Arial2" style:font-size-complex="11pt"/>
    </style:style>
    <style:style style:name="P39" style:family="paragraph" style:parent-style-name="Standard" style:list-style-name="L2">
      <style:paragraph-properties loext:contextual-spacing="false" fo:margin-top="0cm" fo:margin-bottom="0cm"/>
      <style:text-properties style:text-position="0% 100%" style:font-name="Arial" fo:font-size="11pt" style:font-name-asian="Arial2" style:font-size-asian="11pt" style:font-name-complex="Arial2" style:font-size-complex="11pt"/>
    </style:style>
    <style:style style:name="P40" style:family="paragraph" style:parent-style-name="Standard" style:list-style-name="WWNum3">
      <style:paragraph-properties loext:contextual-spacing="false" fo:margin-left="2.54cm" fo:margin-right="0cm" fo:margin-top="0cm" fo:margin-bottom="0cm" fo:text-indent="-0.635cm" style:auto-text-indent="false"/>
      <style:text-properties style:text-position="0% 100%" fo:font-size="12pt" style:font-size-asian="12pt" style:font-size-complex="12pt"/>
    </style:style>
    <style:style style:name="P41" style:family="paragraph" style:parent-style-name="Title" style:master-page-name="Standard">
      <style:paragraph-properties loext:contextual-spacing="false" fo:margin-top="0cm" fo:margin-bottom="0cm" fo:line-height="150%" style:page-number="1">
        <style:tab-stops>
          <style:tab-stop style:position="9.843cm"/>
        </style:tab-stops>
      </style:paragraph-properties>
      <style:text-properties fo:color="#000000" style:text-position="0% 100%" style:font-name="Arial" fo:font-size="16pt" fo:font-style="normal" fo:font-weight="bold" style:font-name-asian="Arial2" style:font-size-asian="16pt" style:font-style-asian="normal" style:font-weight-asian="bold" style:font-name-complex="Arial2" style:font-size-complex="16pt"/>
    </style:style>
    <style:style style:name="T1" style:family="text">
      <style:text-properties fo:color="#000000" style:text-position="0% 100%" style:font-name="Arial" fo:font-size="11pt" style:font-name-asian="Arial2" style:font-size-asian="11pt" style:font-name-complex="Arial2" style:font-size-complex="11pt"/>
    </style:style>
    <style:style style:name="T2" style:family="text">
      <style:text-properties fo:color="#000000" style:text-position="0% 100%" style:font-name="Arial" fo:font-size="11pt" fo:font-weight="bold" style:font-name-asian="Arial2" style:font-size-asian="11pt" style:font-weight-asian="bold" style:font-name-complex="Arial2" style:font-size-complex="11pt"/>
    </style:style>
    <style:style style:name="T3" style:family="text">
      <style:text-properties style:text-position="0% 100%" style:font-name="Arial" fo:font-size="11pt" style:font-name-asian="Arial2" style:font-size-asian="11pt" style:font-name-complex="Arial2" style:font-size-complex="11pt"/>
    </style:style>
    <style:style style:name="T4" style:family="text">
      <style:text-properties style:text-position="0% 100%" style:font-name="Arial" fo:font-size="11pt" fo:font-weight="bold" style:font-name-asian="Arial2" style:font-size-asian="11pt" style:font-weight-asian="bold" style:font-name-complex="Arial2" style:font-size-complex="11pt"/>
    </style:style>
    <style:style style:name="T5" style:family="text">
      <style:text-properties style:text-position="0% 100%" fo:font-size="12pt" style:font-size-asian="12pt" style:font-size-complex="12pt"/>
    </style:style>
    <style:style style:name="T6" style:family="text">
      <style:text-properties style:text-position="0% 100%" fo:font-size="12pt" fo:font-weight="bold" style:font-size-asian="12pt" style:font-weight-asian="bold" style:font-size-complex="12pt"/>
    </style:style>
    <style:style style:name="T7" style:family="text">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8" style:family="text">
      <style:text-properties fo:font-variant="normal" fo:text-transform="none" fo:color="#000000" style:text-line-through-styl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9" style:family="text">
      <style:text-properties fo:font-variant="normal" fo:text-transform="none" fo:color="#000000" style:text-line-through-style="none" style:text-position="super 58%"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0" style:family="text">
      <style:text-properties style:font-name="Arial" fo:font-size="11pt" style:font-name-asian="Arial2" style:font-size-asian="11pt" style:font-name-complex="Arial2" style:font-size-complex="11pt"/>
    </style:style>
    <style:style style:name="T11" style:family="text">
      <style:text-properties fo:font-size="12pt" style:font-size-asian="12pt" style:font-size-complex="12pt"/>
    </style:style>
    <style:style style:name="T12" style:family="text">
      <style:text-properties style:text-position="super 58%" style:font-name="Arial" fo:font-size="11pt" style:font-name-asian="Arial2" style:font-size-asian="11pt" style:font-name-complex="Arial2"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hitra Gururaja</text:p>
      <text:p text:style-name="P12">Mobile: 7259835108<text:tab/>Email:chitra.oct@gmail.com</text:p>
      <table:table table:name="Table1" table:style-name="Table1">
        <table:table-column table:style-name="Table1.A"/>
        <table:table-row table:style-name="Table1.1">
          <table:table-cell table:style-name="Table1.A1" office:value-type="string">
            <text:p text:style-name="P9">Professional Summary </text:p>
          </table:table-cell>
        </table:table-row>
      </table:table>
      <text:p text:style-name="P3"/>
      <text:list xml:id="list4266864683911963441" text:style-name="WWNum1">
        <text:list-item>
          <text:p text:style-name="P33">Have 2.7 years of experience in manual testing and 1 year of experience in automation testing using selenium.</text:p>
        </text:list-item>
        <text:list-item>
          <text:p text:style-name="P34">Currently working at Test Yantra Software Solutions. </text:p>
        </text:list-item>
        <text:list-item>
          <text:p text:style-name="P33">Worked as Business Analyst at Knowledge Adventure for 3 months.</text:p>
        </text:list-item>
      </text:list>
      <text:p text:style-name="P2"/>
      <text:p text:style-name="P10">Technical Skills</text:p>
      <text:p text:style-name="P1"/>
      <text:list xml:id="list3304085223454977032" text:style-name="L1">
        <text:list-item>
          <text:p text:style-name="P32"><text:bookmark text:name="docs-internal-guid-5614aff4-4526-70b3-e34b-d7bcce22dc88"/>Knowledge on Data types, Use strict mode, var ,let and const.</text:p>
        </text:list-item>
        <text:list-item>
          <text:p text:style-name="P31">Knowledge on Arrays and in built methods of array.</text:p>
        </text:list-item>
        <text:list-item>
          <text:p text:style-name="P31">Knowledge on Inbuilt String methods,Javascript object creation.</text:p>
        </text:list-item>
        <text:list-item>
          <text:p text:style-name="P31">Knowledge on types of Functions, Arrow functions</text:p>
        </text:list-item>
        <text:list-item>
          <text:p text:style-name="P31">Knowledge on Variable Hoisting, Function Hoisting,Closures.</text:p>
        </text:list-item>
        <text:list-item>
          <text:p text:style-name="P31">Knowledge on Exception Handling</text:p>
        </text:list-item>
        <text:list-item>
          <text:p text:style-name="P31">Knowledge on Promise concept.</text:p>
        </text:list-item>
        <text:list-item>
          <text:p text:style-name="P31">Knowledge on ECMAScript concept like Class,Method,</text:p>
          <text:p text:style-name="P31">Method Overloading, Constructor.</text:p>
        </text:list-item>
        <text:list-item>
          <text:p text:style-name="P31">Knowledge on Mocha-Chai framework.</text:p>
        </text:list-item>
        <text:list-item>
          <text:p text:style-name="P31">Knowledge on tools like Browserify, Grunt,Gulp and Babel.</text:p>
        </text:list-item>
        <text:list-item>
          <text:p text:style-name="P31">Knowledge on Github.</text:p>
        </text:list-item>
        <text:list-item>
          <text:p text:style-name="P31">Well acquainted with Software Development Life Cycle and Software Test Life Cycle.</text:p>
        </text:list-item>
        <text:list-item>
          <text:p text:style-name="P31">Involved in System Study and Understanding customer business workflow.</text:p>
        </text:list-item>
        <text:list-item>
          <text:p text:style-name="P31">Involved in Smoke testing, Functional, Integration, System, Regression and Compatibility testing.</text:p>
        </text:list-item>
        <text:list-item>
          <text:p text:style-name="P31">Experience in Analyzing Test Scenarios and writing Test Cases by applying Test Case design.</text:p>
        </text:list-item>
        <text:list-item>
          <text:p text:style-name="P31">Performed Traceability Matrices to ensure the test case coverage for all requirement</text:p>
        </text:list-item>
        <text:list-item>
          <text:p text:style-name="P31">Involved in Test plan and Design</text:p>
        </text:list-item>
        <text:list-item>
          <text:p text:style-name="P31">Experience in logging Defects using Defect tracking tool JIRA.</text:p>
        </text:list-item>
        <text:list-item>
          <text:p text:style-name="P31">Hands on experience in writing test case in QC tool. </text:p>
        </text:list-item>
        <text:list-item>
          <text:p text:style-name="P31">Participating in Regular and weekly project status meeting with team members.</text:p>
        </text:list-item>
        <text:list-item>
          <text:p text:style-name="P31">Good understanding of RDBMS concepts like Constraints, Normalization, Tables.</text:p>
        </text:list-item>
        <text:list-item>
          <text:p text:style-name="P31">Experience on SQL concepts like grouping, sub queries, functions, joins etc.</text:p>
        </text:list-item>
        <text:list-item>
          <text:p text:style-name="P31">Experience on DDL,DML and TCL</text:p>
        </text:list-item>
        <text:list-item>
          <text:p text:style-name="P31">Good understanding on Inheritance, method overloading.</text:p>
        </text:list-item>
        <text:list-item>
          <text:p text:style-name="P31">Good understanding in oops concepts.</text:p>
        </text:list-item>
        <text:list-item>
          <text:p text:style-name="P31">Experience in creating scripts in Selenium Web Driver by using java.</text:p>
        </text:list-item>
        <text:list-item>
          <text:p text:style-name="P31">Experience in working on Page Object Model framework with Maven,</text:p>
        </text:list-item>
        <text:list-item>
          <text:p text:style-name="P31">TestNG, Jenkins.</text:p>
        </text:list-item>
      </text:list>
      <text:p text:style-name="Text_20_body"/>
      <text:p text:style-name="P15">Academic Qualifica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Name of highest degree obtained</text:p>
          </table:table-cell>
          <table:table-cell table:style-name="Table2.A1" office:value-type="string">
            <text:p text:style-name="P6">Name of University</text:p>
            <text:p text:style-name="P5"/>
          </table:table-cell>
          <table:table-cell table:style-name="Table2.A1" office:value-type="string">
            <text:p text:style-name="P6">Year of Passing</text:p>
          </table:table-cell>
        </table:table-row>
        <table:table-row table:style-name="Table2.2">
          <table:table-cell table:style-name="Table2.A1" office:value-type="string">
            <text:p text:style-name="P1"><text:span text:style-name="T3">Bachelors in Engineering (</text:span><text:span text:style-name="T4">BE</text:span><text:span text:style-name="T3">) in <text:s/>Information Science (</text:span><text:span text:style-name="T4">IS</text:span><text:span text:style-name="T3">)</text:span></text:p>
          </table:table-cell>
          <table:table-cell table:style-name="Table2.A1" office:value-type="string">
            <text:p text:style-name="P1"><text:span text:style-name="T4"><text:s/></text:span><text:span text:style-name="T3">Atria Institute Of Technology, Bangalore, India</text:span></text:p>
          </table:table-cell>
          <table:table-cell table:style-name="Table2.A1" office:value-type="string">
            <text:p text:style-name="P3">2009</text:p>
          </table:table-cell>
        </table:table-row>
      </table:table>
      <text:p text:style-name="P7"/>
      <text:p text:style-name="P11"><text:soft-page-break/>Work Experience Summar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text:span text:style-name="T7"><text:tab/></text:span><text:span text:style-name="T8">Organization</text:span></text:p>
          </table:table-cell>
          <table:table-cell table:style-name="Table3.A1" office:value-type="string">
            <text:p text:style-name="P24">Designation</text:p>
          </table:table-cell>
          <table:table-cell table:style-name="Table3.A1" office:value-type="string">
            <text:p text:style-name="P24">Duration </text:p>
          </table:table-cell>
        </table:table-row>
        <table:table-row table:style-name="Table3.2">
          <table:table-cell table:style-name="Table3.A1" table:number-rows-spanned="2" office:value-type="string">
            <text:p text:style-name="P23">Adea Technologies Pvt Ltd</text:p>
          </table:table-cell>
          <table:table-cell table:style-name="Table3.A1" office:value-type="string">
            <text:p text:style-name="P23">Trainee Test Engineer</text:p>
          </table:table-cell>
          <table:table-cell table:style-name="Table3.A1" office:value-type="string">
            <text:p text:style-name="P22"><text:span text:style-name="T7">April 5</text:span><text:span text:style-name="T9">th</text:span><text:span text:style-name="T7"> 2010 – June 30</text:span><text:span text:style-name="T9">th</text:span><text:span text:style-name="T7"> 2010</text:span></text:p>
          </table:table-cell>
        </table:table-row>
        <table:table-row table:style-name="Table3.3">
          <table:covered-table-cell/>
          <table:table-cell table:style-name="Table3.A1" office:value-type="string">
            <text:p text:style-name="P23">Test Engineer</text:p>
          </table:table-cell>
          <table:table-cell table:style-name="Table3.A1" office:value-type="string">
            <text:p text:style-name="P22"><text:span text:style-name="T7">July 1</text:span><text:span text:style-name="T9">st</text:span><text:span text:style-name="T7"> 2010 – Dec 15</text:span><text:span text:style-name="T9">th</text:span><text:span text:style-name="T7"> 2011</text:span></text:p>
          </table:table-cell>
        </table:table-row>
        <table:table-row table:style-name="Table3.4">
          <table:table-cell table:style-name="Table3.A1" office:value-type="string">
            <text:p text:style-name="P23">Valtech Software Services Pvt Ltd</text:p>
          </table:table-cell>
          <table:table-cell table:style-name="Table3.A1" office:value-type="string">
            <text:p text:style-name="P23">Test Engineer</text:p>
            <text:p text:style-name="P23"/>
            <text:p text:style-name="P23"/>
            <text:p text:style-name="P23"/>
          </table:table-cell>
          <table:table-cell table:style-name="Table3.A1" office:value-type="string">
            <text:p text:style-name="P22"><text:span text:style-name="T7">Dec 16</text:span><text:span text:style-name="T9">th</text:span><text:span text:style-name="T7"> 2011 – June 4</text:span><text:span text:style-name="T9">th</text:span><text:span text:style-name="T7"> 2012</text:span></text:p>
          </table:table-cell>
        </table:table-row>
        <table:table-row table:style-name="Table3.5">
          <table:table-cell table:style-name="Table3.A1" office:value-type="string">
            <text:p text:style-name="P23">Grace Lyster Pvt Ltd</text:p>
          </table:table-cell>
          <table:table-cell table:style-name="Table3.A1" office:value-type="string">
            <text:p text:style-name="P23">Test Engineer</text:p>
          </table:table-cell>
          <table:table-cell table:style-name="Table3.A1" office:value-type="string">
            <text:p text:style-name="P22"><text:span text:style-name="T7">July <text:s/>1</text:span><text:span text:style-name="T9">st</text:span><text:span text:style-name="T7"> 2016 – November 2017</text:span></text:p>
          </table:table-cell>
        </table:table-row>
        <table:table-row table:style-name="Table3.4">
          <table:table-cell table:style-name="Table3.A1" office:value-type="string">
            <text:p text:style-name="P25">Test Yantra Software Solutions</text:p>
          </table:table-cell>
          <table:table-cell table:style-name="Table3.A1" office:value-type="string">
            <text:p text:style-name="P25">Senior Test Engineer</text:p>
          </table:table-cell>
          <table:table-cell table:style-name="Table3.A1" office:value-type="string">
            <text:p text:style-name="P25">Till Date</text:p>
          </table:table-cell>
        </table:table-row>
      </table:table>
      <text:p text:style-name="P21"/>
      <text:p text:style-name="P26"/>
      <text:p text:style-name="P28"/>
      <text:p text:style-name="P13">Key Industry Projects</text:p>
      <text:p text:style-name="P28"/>
      <text:list xml:id="list3960292437888349936" text:style-name="WWNum6">
        <text:list-item>
          <text:p text:style-name="P35">TST (Travel Syndication and Technology)</text:p>
        </text:list-item>
      </text:list>
      <text:p text:style-name="P3"/>
      <text:p text:style-name="P1"><text:span text:style-name="T4">Period</text:span><text:span text:style-name="T3">: April 2010 – June 2012</text:span></text:p>
      <text:p text:style-name="P1"><text:span text:style-name="T4">Client</text:span><text:span text:style-name="T3"> : Fuzebox</text:span></text:p>
      <text:p text:style-name="P3"/>
      <text:p text:style-name="P1"><text:span text:style-name="T4">Description</text:span><text:span text:style-name="T3">: Travel Syndication Technology is a web based system to manage the entire travel related services. This application supports Flight, Hotel and Car products and allows customers/agents to book flight/car/hotel by logging into website with best-priced travel products and services.</text:span></text:p>
      <text:p text:style-name="P3"/>
      <text:p text:style-name="P1"><text:span text:style-name="T4">Roles/Responsibilities</text:span><text:span text:style-name="T3">: </text:span></text:p>
      <text:p text:style-name="P3"/>
      <text:list xml:id="list7231069718782289200" text:style-name="L2">
        <text:list-item>
          <text:p text:style-name="P39">Involved in understanding the client requirement and project functionalities. </text:p>
        </text:list-item>
        <text:list-item>
          <text:p text:style-name="P36">Writing scenarios and test cases for search,refine search ,payment modules.</text:p>
        </text:list-item>
        <text:list-item>
          <text:p text:style-name="P36">Worked on testing entire UI for Supplier Admin module which is used by agents for booking purposes</text:p>
        </text:list-item>
        <text:list-item>
          <text:p text:style-name="P36">Testing client and server validation across the application.</text:p>
        </text:list-item>
        <text:list-item>
          <text:p text:style-name="P36">Involved in logging defects using JIRA</text:p>
        </text:list-item>
        <text:list-item>
          <text:p text:style-name="P36">Involved in compatibility testing on different browsers.</text:p>
        </text:list-item>
      </text:list>
      <text:p text:style-name="P17"/>
      <text:list xml:id="list36311467" text:continue-list="list3960292437888349936" text:style-name="WWNum6">
        <text:list-item>
          <text:p text:style-name="P38">Consumer Association Marketing</text:p>
        </text:list-item>
      </text:list>
      <text:p text:style-name="P17">Project is about doing marketing advertisements, collecting the details of buyers. Converting the buyers into potential buyers, producing the negotiable prices to the potential buyers. Once the order is placed delivery of the product happens and invoice is generated. Customer queries are answered and documented in the software.</text:p>
      <text:p text:style-name="P18"/>
      <text:p text:style-name="P1"><text:span text:style-name="T4"><text:tab/>Period : </text:span><text:span text:style-name="T3">July 2016-Nov 2016</text:span></text:p>
      <text:p text:style-name="P1"><text:span text:style-name="T4"><text:tab/>Client</text:span><text:span text:style-name="T3"> : Envato</text:span></text:p>
      <text:p text:style-name="P3"/>
      <text:p text:style-name="P6">Roles and Responsibilities</text:p>
      <text:p text:style-name="P3"/>
      <text:list xml:id="list3988473097162383291" text:style-name="WWNum2">
        <text:list-item>
          <text:p text:style-name="P37">Understood the client requirement and project functionalities.</text:p>
        </text:list-item>
        <text:list-item>
          <text:p text:style-name="P37">Prepared and executed the test case as per Requirement.</text:p>
        </text:list-item>
        <text:list-item>
          <text:p text:style-name="P37">Performed Functionality testing, Integration testing.</text:p>
        </text:list-item>
        <text:list-item>
          <text:p text:style-name="P37"><text:soft-page-break/>Prepared Defect tracking.</text:p>
        </text:list-item>
        <text:list-item>
          <text:p text:style-name="P37">Involved in compatibility testing on different browsers.</text:p>
        </text:list-item>
      </text:list>
      <text:p text:style-name="P17"/>
      <text:list xml:id="list36297392" text:continue-list="list36311467" text:style-name="WWNum6">
        <text:list-item>
          <text:p text:style-name="P38">Hospital Interaction Software.</text:p>
        </text:list-item>
      </text:list>
      <text:p text:style-name="P16"><text:span text:style-name="T5">It improves the communication between doctors,patients,nurses,receptionist, laboratorists, accountants.It consists of a </text:span><text:span text:style-name="T11">doctor's</text:span><text:span text:style-name="T5"> login panel where doctor may login to the system and then see patient requests for consultations. The system then schedules those requests and serves them to doctor one after another. This allows a nurse to allot bed,add a blood donor. At the end of consultation the laboratorists may send them an online reports so that patients may directly print it and get medicines based on that prescription given by doctor.</text:span></text:p>
      <text:p text:style-name="P19"/>
      <text:p text:style-name="P16"><text:span text:style-name="T6">Period</text:span><text:span text:style-name="T5"> : Dec 2016 – Nov 2017 </text:span></text:p>
      <text:p text:style-name="P16"><text:span text:style-name="T6">Client</text:span><text:span text:style-name="T5"> : Mount Elizabeth</text:span></text:p>
      <text:p text:style-name="P19"/>
      <text:p text:style-name="P20">Roles and Responsibilities</text:p>
      <text:p text:style-name="P19"/>
      <text:list xml:id="list6514516559828662609" text:style-name="WWNum3">
        <text:list-item>
          <text:p text:style-name="P40">Implemented Hybrid automation (Data driven and method driven) framework using Selenium Webdriver.</text:p>
        </text:list-item>
        <text:list-item>
          <text:p text:style-name="P40">Involved in implementation of page objects in POM.</text:p>
        </text:list-item>
        <text:list-item>
          <text:p text:style-name="P40">Developed, Modified and Executed the Scripts.</text:p>
        </text:list-item>
        <text:list-item>
          <text:p text:style-name="P40">Executed regression test cases.</text:p>
        </text:list-item>
        <text:list-item>
          <text:p text:style-name="P40">Automated the scripts.</text:p>
        </text:list-item>
        <text:list-item>
          <text:p text:style-name="P40">Created Xpath expressions for identifying dynamic object.</text:p>
        </text:list-item>
        <text:list-item>
          <text:p text:style-name="P40">Took part in peer review and kept a track of it.</text:p>
        </text:list-item>
      </text:list>
      <text:p text:style-name="P18"/>
      <text:p text:style-name="P4"/>
      <text:p text:style-name="P14">Personal Details:</text:p>
      <text:p text:style-name="P3"/>
      <text:p text:style-name="P8"><text:span text:style-name="T3">Date of Birth<text:tab/><text:tab/><text:tab/><text:tab/>: 28</text:span><text:span text:style-name="T12">th</text:span><text:span text:style-name="T3"> Oct 1987<text:tab/><text:tab/></text:span></text:p>
      <text:p text:style-name="P3">Gender<text:tab/><text:tab/><text:tab/><text:tab/>: Female</text:p>
      <text:p text:style-name="P3">Marital Status<text:tab/><text:tab/><text:tab/><text:tab/>: Married</text:p>
      <text:p text:style-name="P3">Nationality<text:tab/><text:tab/><text:tab/><text:tab/>: Indian</text:p>
      <text:p text:style-name="P3">Languages known<text:tab/><text:tab/><text:tab/>: English, Kannada, Hindi</text:p>
      <text:p text:style-name="P3">Extra Curricular Activities<text:tab/><text:tab/>: Have lead the team in taluk level and district level</text:p>
      <text:p text:style-name="P3">Kho-Kho competition during my school and college days</text:p>
      <text:p text:style-name="P3"/>
      <text:p text:style-name="P3"/>
      <text:p text:style-name="P3"/>
      <text:p text:style-name="P30">DECLARATION: </text:p>
      <text:p text:style-name="P27"><text:span text:style-name="T1">I, Chitra.G do </text:span><text:span text:style-name="T10">hereby</text:span><text:span text:style-name="T1"> confirm that the information given above is true to the best of my knowledge. </text:span></text:p>
      <text:p text:style-name="P3"/>
      <text:p text:style-name="P29"><text:span text:style-name="T2">Date<text:tab/>: </text:span><text:span text:style-name="T1">16-11-2017</text:span></text:p>
      <text:p text:style-name="P1"><text:bookmark text:name="_gjdgxs"/><text:span text:style-name="T2">Place<text:tab/>: </text:span><text:span text:style-name="T1">Bangalore.<text:tab/></text:span><text:span text:style-name="T2"><text:tab/><text:tab/><text:tab/><text:tab/><text:tab/><text:tab/><text:tab/>Chitra Gururaja</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0pt"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default-style>
    <style:default-style style:family="paragraph">
      <style:paragraph-properties loext:contextual-spacing="false" fo:margin-left="0cm" fo:margin-right="0cm" fo:margin-top="0cm" fo:margin-bottom="0cm"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style:text-position="0% 1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Heading_20_2" style:display-name="Heading 2" style:family="paragraph" style:parent-style-name="normal" style:next-style-name="Standard" style:default-outline-level="" style:class="text">
      <style:paragraph-properties fo:text-align="justify" style:justify-single-word="false" fo:background-color="#cccccc" fo:padding-left="0.141cm" fo:padding-right="0.141cm" fo:padding-top="0.035cm" fo:padding-bottom="0.035cm" fo:border="0.018cm solid #000001" fo:keep-with-next="always">
        <style:background-image/>
      </style:paragraph-properties>
      <style:text-properties style:text-position="0% 100%" style:font-name="Times New Roman" fo:font-size="11pt" fo:font-weight="bold" style:font-name-asian="Times New Roman1" style:font-size-asian="11pt" style:font-weight-asian="bold" style:font-name-complex="Times New Roman1" style:font-size-complex="11pt"/>
    </style:style>
    <style:style style:name="Heading_20_3" style:display-name="Heading 3" style:family="paragraph" style:parent-style-name="normal" style:next-style-name="Standard" style:default-outline-level="" style:class="text">
      <style:paragraph-properties fo:text-align="justify" style:justify-single-word="false" fo:keep-with-next="always"/>
      <style:text-properties style:text-position="0% 100%" style:font-name="Times New Roman"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Heading_20_4" style:display-name="Heading 4" style:family="paragraph" style:parent-style-name="normal" style:next-style-name="Standard" style:default-outline-level="" style:class="text">
      <style:paragraph-properties fo:text-align="justify" style:justify-single-word="false" fo:keep-with-next="always"/>
      <style:text-properties style:text-position="0% 100%" style:font-name="Times New Roman" fo:font-size="11pt" fo:font-weight="bold" style:font-name-asian="Times New Roman1" style:font-size-asian="11pt" style:font-weight-asian="bold" style:font-name-complex="Times New Roman1" style:font-size-complex="11pt"/>
    </style:style>
    <style:style style:name="Heading_20_5" style:display-name="Heading 5" style:family="paragraph" style:parent-style-name="normal" style:next-style-name="Standard" style:default-outline-level="" style:class="text">
      <style:paragraph-properties fo:text-align="justify" style:justify-single-word="false" fo:keep-with-next="always"/>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Heading_20_6" style:display-name="Heading 6" style:family="paragraph" style:parent-style-name="normal" style:next-style-name="Standard" style:default-outline-level="" style:class="text">
      <style:paragraph-properties fo:margin-left="0.191cm" fo:margin-right="0cm" fo:text-indent="0cm" style:auto-text-indent="false" fo:keep-with-next="always"/>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itle" style:family="paragraph" style:parent-style-name="normal" style:next-style-name="Standard" style:default-outline-level="" style:class="chapter">
      <style:paragraph-properties fo:text-align="center" style:justify-single-word="false"/>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position="0% 100%" style:font-name="Arial" fo:font-size="11pt" fo:font-weight="normal" style:font-name-asian="Noto Sans Symbols1" style:font-name-complex="Noto Sans Symbols1"/>
    </style:style>
    <style:style style:name="ListLabel_20_2" style:display-name="ListLabel 2" style:family="text">
      <style:text-properties style:text-position="0% 100%" style:font-name-asian="Courier New1" style:font-name-complex="Courier New1"/>
    </style:style>
    <style:style style:name="ListLabel_20_3" style:display-name="ListLabel 3" style:family="text">
      <style:text-properties style:text-position="0% 100%" style:font-name-asian="Noto Sans Symbols1" style:font-name-complex="Noto Sans Symbols1"/>
    </style:style>
    <style:style style:name="ListLabel_20_4" style:display-name="ListLabel 4" style:family="text">
      <style:text-properties style:text-position="0% 100%" style:font-name-asian="Noto Sans Symbols1" style:font-name-complex="Noto Sans Symbols1"/>
    </style:style>
    <style:style style:name="ListLabel_20_5" style:display-name="ListLabel 5" style:family="text">
      <style:text-properties style:text-position="0% 100%" style:font-name-asian="Courier New1" style:font-name-complex="Courier New1"/>
    </style:style>
    <style:style style:name="ListLabel_20_6" style:display-name="ListLabel 6" style:family="text">
      <style:text-properties style:text-position="0% 100%" style:font-name-asian="Noto Sans Symbols1" style:font-name-complex="Noto Sans Symbols1"/>
    </style:style>
    <style:style style:name="ListLabel_20_7" style:display-name="ListLabel 7" style:family="text">
      <style:text-properties style:text-position="0% 100%" style:font-name-asian="Noto Sans Symbols1" style:font-name-complex="Noto Sans Symbols1"/>
    </style:style>
    <style:style style:name="ListLabel_20_8" style:display-name="ListLabel 8" style:family="text">
      <style:text-properties style:text-position="0% 100%" style:font-name-asian="Courier New1" style:font-name-complex="Courier New1"/>
    </style:style>
    <style:style style:name="ListLabel_20_9" style:display-name="ListLabel 9" style:family="text">
      <style:text-properties style:text-position="0% 100%" style:font-name-asian="Noto Sans Symbols1" style:font-name-complex="Noto Sans Symbols1"/>
    </style:style>
    <style:style style:name="ListLabel_20_10" style:display-name="ListLabel 10" style:family="text">
      <style:text-properties style:text-position="0% 100%" fo:font-size="11pt" style:font-name-asian="Noto Sans Symbols1" style:font-name-complex="Noto Sans Symbols1"/>
    </style:style>
    <style:style style:name="ListLabel_20_11" style:display-name="ListLabel 11" style:family="text">
      <style:text-properties style:text-position="0% 100%" style:font-name-asian="Courier New1" style:font-name-complex="Courier New1"/>
    </style:style>
    <style:style style:name="ListLabel_20_12" style:display-name="ListLabel 12" style:family="text">
      <style:text-properties style:text-position="0% 100%" style:font-name-asian="Noto Sans Symbols1" style:font-name-complex="Noto Sans Symbols1"/>
    </style:style>
    <style:style style:name="ListLabel_20_13" style:display-name="ListLabel 13" style:family="text">
      <style:text-properties style:text-position="0% 100%" style:font-name-asian="Noto Sans Symbols1" style:font-name-complex="Noto Sans Symbols1"/>
    </style:style>
    <style:style style:name="ListLabel_20_14" style:display-name="ListLabel 14" style:family="text">
      <style:text-properties style:text-position="0% 100%" style:font-name-asian="Courier New1" style:font-name-complex="Courier New1"/>
    </style:style>
    <style:style style:name="ListLabel_20_15" style:display-name="ListLabel 15" style:family="text">
      <style:text-properties style:text-position="0% 100%" style:font-name-asian="Noto Sans Symbols1" style:font-name-complex="Noto Sans Symbols1"/>
    </style:style>
    <style:style style:name="ListLabel_20_16" style:display-name="ListLabel 16" style:family="text">
      <style:text-properties style:text-position="0% 100%" style:font-name-asian="Noto Sans Symbols1" style:font-name-complex="Noto Sans Symbols1"/>
    </style:style>
    <style:style style:name="ListLabel_20_17" style:display-name="ListLabel 17" style:family="text">
      <style:text-properties style:text-position="0% 100%" style:font-name-asian="Courier New1" style:font-name-complex="Courier New1"/>
    </style:style>
    <style:style style:name="ListLabel_20_18" style:display-name="ListLabel 18" style:family="text">
      <style:text-properties style:text-position="0% 100%" style:font-name-asian="Noto Sans Symbols1" style:font-name-complex="Noto Sans Symbols1"/>
    </style:style>
    <style:style style:name="ListLabel_20_19" style:display-name="ListLabel 19" style:family="text">
      <style:text-properties style:text-position="0% 100%" fo:font-size="12pt" style:font-name-asian="Noto Sans Symbols1" style:font-name-complex="Noto Sans Symbols1"/>
    </style:style>
    <style:style style:name="ListLabel_20_20" style:display-name="ListLabel 20" style:family="text">
      <style:text-properties style:text-position="0% 100%" style:font-name-asian="Courier New1" style:font-name-complex="Courier New1"/>
    </style:style>
    <style:style style:name="ListLabel_20_21" style:display-name="ListLabel 21" style:family="text">
      <style:text-properties style:text-position="0% 100%" style:font-name-asian="Noto Sans Symbols1" style:font-name-complex="Noto Sans Symbols1"/>
    </style:style>
    <style:style style:name="ListLabel_20_22" style:display-name="ListLabel 22" style:family="text">
      <style:text-properties style:text-position="0% 100%" style:font-name-asian="Noto Sans Symbols1" style:font-name-complex="Noto Sans Symbols1"/>
    </style:style>
    <style:style style:name="ListLabel_20_23" style:display-name="ListLabel 23" style:family="text">
      <style:text-properties style:text-position="0% 100%" style:font-name-asian="Courier New1" style:font-name-complex="Courier New1"/>
    </style:style>
    <style:style style:name="ListLabel_20_24" style:display-name="ListLabel 24" style:family="text">
      <style:text-properties style:text-position="0% 100%" style:font-name-asian="Noto Sans Symbols1" style:font-name-complex="Noto Sans Symbols1"/>
    </style:style>
    <style:style style:name="ListLabel_20_25" style:display-name="ListLabel 25" style:family="text">
      <style:text-properties style:text-position="0% 100%" style:font-name-asian="Noto Sans Symbols1" style:font-name-complex="Noto Sans Symbols1"/>
    </style:style>
    <style:style style:name="ListLabel_20_26" style:display-name="ListLabel 26" style:family="text">
      <style:text-properties style:text-position="0% 100%" style:font-name-asian="Courier New1" style:font-name-complex="Courier New1"/>
    </style:style>
    <style:style style:name="ListLabel_20_27" style:display-name="ListLabel 27" style:family="text">
      <style:text-properties style:text-position="0% 100%" style:font-name-asian="Noto Sans Symbols1" style:font-name-complex="Noto Sans Symbols1"/>
    </style:style>
    <style:style style:name="ListLabel_20_28" style:display-name="ListLabel 28" style:family="text">
      <style:text-properties style:text-position="0% 100%" fo:font-size="11pt" style:font-name-asian="Noto Sans Symbols1" style:font-name-complex="Noto Sans Symbols1"/>
    </style:style>
    <style:style style:name="ListLabel_20_29" style:display-name="ListLabel 29" style:family="text">
      <style:text-properties style:text-position="0% 100%" style:font-name-asian="Courier New1" style:font-name-complex="Courier New1"/>
    </style:style>
    <style:style style:name="ListLabel_20_30" style:display-name="ListLabel 30" style:family="text">
      <style:text-properties style:text-position="0% 100%" style:font-name-asian="Noto Sans Symbols1" style:font-name-complex="Noto Sans Symbols1"/>
    </style:style>
    <style:style style:name="ListLabel_20_31" style:display-name="ListLabel 31" style:family="text">
      <style:text-properties style:text-position="0% 100%" style:font-name-asian="Noto Sans Symbols1" style:font-name-complex="Noto Sans Symbols1"/>
    </style:style>
    <style:style style:name="ListLabel_20_32" style:display-name="ListLabel 32" style:family="text">
      <style:text-properties style:text-position="0% 100%" style:font-name-asian="Courier New1" style:font-name-complex="Courier New1"/>
    </style:style>
    <style:style style:name="ListLabel_20_33" style:display-name="ListLabel 33" style:family="text">
      <style:text-properties style:text-position="0% 100%" style:font-name-asian="Noto Sans Symbols1" style:font-name-complex="Noto Sans Symbols1"/>
    </style:style>
    <style:style style:name="ListLabel_20_34" style:display-name="ListLabel 34" style:family="text">
      <style:text-properties style:text-position="0% 100%" style:font-name-asian="Noto Sans Symbols1" style:font-name-complex="Noto Sans Symbols1"/>
    </style:style>
    <style:style style:name="ListLabel_20_35" style:display-name="ListLabel 35" style:family="text">
      <style:text-properties style:text-position="0% 100%" style:font-name-asian="Courier New1" style:font-name-complex="Courier New1"/>
    </style:style>
    <style:style style:name="ListLabel_20_36" style:display-name="ListLabel 36" style:family="text">
      <style:text-properties style:text-position="0% 100%" style:font-name-asian="Noto Sans Symbols1" style:font-name-complex="Noto Sans Symbols1"/>
    </style:style>
    <style:style style:name="ListLabel_20_37" style:display-name="ListLabel 37" style:family="text">
      <style:text-properties style:font-name="Arial"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position="0% 100%" style:font-name="Arial" fo:font-size="11pt" fo:font-weight="normal"/>
    </style:style>
    <style:style style:name="ListLabel_20_47" style:display-name="ListLabel 47" style:family="text">
      <style:text-properties style:text-position="0% 100%"/>
    </style:style>
    <style:style style:name="ListLabel_20_48" style:display-name="ListLabel 48" style:family="text">
      <style:text-properties style:text-position="0% 100%"/>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111cm" fo:margin-left="3.175cm" fo:margin-right="2.54cm" style:writing-mode="lr-tb" style:layout-grid-color="#c0c0c0" style:layout-grid-lines="2505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12-11T16:12:12.75</dc:date>
    <meta:editing-duration>PT9M21S</meta:editing-duration>
    <meta:editing-cycles>8</meta:editing-cycles>
    <meta:document-statistic meta:table-count="3" meta:image-count="0" meta:object-count="0" meta:page-count="3" meta:paragraph-count="107" meta:word-count="846" meta:character-count="5524"/>
  </office:meta>
</office:document-meta>
</file>